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4cf" officeooo:paragraph-rsid="001b34cf"/>
    </style:style>
    <style:style style:name="T1" style:family="text">
      <style:text-properties officeooo:rsid="001b3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a Amazon’s Mechanical Turk (MTurk) platform, in April, 2017 (n = <text:span text:style-name="T1">1059</text:span>) - affording some novel questions, probes, and manipulations. <text:s/>Appendix A describes these surveys and the questions they ask in greater detail. </text:p>
      <text:p text:style-name="Standard"/>
      <text:p text:style-name="P1">Questions about:</text:p>
      <text:p text:style-name="P1">Affordable Care Act, the effect of greenhouse gases, Donald Trump’s (then) recent executive order on immigration, and the development of the federal deficit under president Barack Obama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7:11:35.822881582</meta:creation-date>
    <dc:date>2022-09-26T17:46:41.581205819</dc:date>
    <meta:editing-duration>PT11M50S</meta:editing-duration>
    <meta:editing-cycles>1</meta:editing-cycles>
    <meta:document-statistic meta:table-count="0" meta:image-count="0" meta:object-count="0" meta:page-count="1" meta:paragraph-count="3" meta:word-count="62" meta:character-count="418" meta:non-whitespace-character-count="356"/>
    <meta:generator>LibreOffice/7.3.6.2$Linux_X86_64 LibreOffice_project/30$Build-2</meta:generator>
  </office:meta>
</office:document-meta>
</file>